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11cm"/>
    </style:style>
    <style:style style:name="co3" style:family="table-column">
      <style:table-column-properties fo:break-before="auto" style:column-width="0.984cm"/>
    </style:style>
    <style:style style:name="co4" style:family="table-column">
      <style:table-column-properties fo:break-before="auto" style:column-width="1.104cm"/>
    </style:style>
    <style:style style:name="co5" style:family="table-column">
      <style:table-column-properties fo:break-before="auto" style:column-width="0.485cm"/>
    </style:style>
    <style:style style:name="co6" style:family="table-column">
      <style:table-column-properties fo:break-before="auto" style:column-width="0.676cm"/>
    </style:style>
    <style:style style:name="co7" style:family="table-column">
      <style:table-column-properties fo:break-before="auto" style:column-width="0.866cm"/>
    </style:style>
    <style:style style:name="co8" style:family="table-column">
      <style:table-column-properties fo:break-before="auto" style:column-width="1.3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Canto_20_do_20_Assistente_20_de_20_dados">
      <style:table-cell-properties fo:border-bottom="none" fo:border-left="0.071cm solid #000000" fo:border-right="none" fo:border-top="0.071cm solid #000000"/>
    </style:style>
    <style:style style:name="ce2" style:family="table-cell" style:parent-style-name="Campo_20_do_20_Assistente_20_de_20_dados">
      <style:table-cell-properties fo:border-bottom="0.035cm solid #000000" fo:border-left="0.071cm solid #000000" fo:border-right="0.035cm solid #000000" fo:border-top="0.035cm solid #000000"/>
    </style:style>
    <style:style style:name="ce3" style:family="table-cell" style:parent-style-name="Categoria_20_do_20_Assistente_20_de_20_dados">
      <style:table-cell-properties fo:border-bottom="none" fo:border-left="0.071cm solid #000000" fo:border-right="0.035cm solid #000000" fo:border-top="0.035cm solid #000000"/>
    </style:style>
    <style:style style:name="ce4" style:family="table-cell" style:parent-style-name="Categoria_20_do_20_Assistente_20_de_20_dados">
      <style:table-cell-properties fo:border-bottom="none" fo:border-left="0.071cm solid #000000" fo:border-right="0.035cm solid #000000" fo:border-top="none"/>
    </style:style>
    <style:style style:name="ce5" style:family="table-cell" style:parent-style-name="Categoria_20_do_20_Assistente_20_de_20_dados">
      <style:table-cell-properties fo:border-bottom="0.035cm solid #000000" fo:border-left="0.071cm solid #000000" fo:border-right="0.035cm solid #000000" fo:border-top="none"/>
    </style:style>
    <style:style style:name="ce6" style:family="table-cell" style:parent-style-name="Título_20_do_20_Assistente_20_de_20_dados">
      <style:table-cell-properties fo:border-bottom="0.071cm solid #000000" fo:border-left="0.071cm solid #000000" fo:border-right="none" fo:border-top="0.035cm solid #000000"/>
    </style:style>
    <style:style style:name="ce7" style:family="table-cell" style:parent-style-name="Canto_20_do_20_Assistente_20_de_20_dados">
      <style:table-cell-properties fo:border-bottom="none" fo:border-left="none" fo:border-right="none" fo:border-top="0.071cm solid #000000"/>
    </style:style>
    <style:style style:name="ce8" style:family="table-cell" style:parent-style-name="Campo_20_do_20_Assistente_20_de_20_dados">
      <style:table-cell-properties fo:border="0.035cm solid #000000"/>
    </style:style>
    <style:style style:name="ce9" style:family="table-cell" style:parent-style-name="Categoria_20_do_20_Assistente_20_de_20_dados">
      <style:table-cell-properties fo:border-bottom="none" fo:border-left="none" fo:border-right="0.035cm solid #000000" fo:border-top="0.035cm solid #000000"/>
    </style:style>
    <style:style style:name="ce10" style:family="table-cell" style:parent-style-name="Categoria_20_do_20_Assistente_20_de_20_dados">
      <style:table-cell-properties fo:border-bottom="none" fo:border-left="none" fo:border-right="0.035cm solid #000000" fo:border-top="none"/>
    </style:style>
    <style:style style:name="ce11" style:family="table-cell" style:parent-style-name="Categoria_20_do_20_Assistente_20_de_20_dados">
      <style:table-cell-properties fo:border-bottom="0.035cm solid #000000" fo:border-left="none" fo:border-right="0.035cm solid #000000" fo:border-top="none"/>
    </style:style>
    <style:style style:name="ce12" style:family="table-cell" style:parent-style-name="Título_20_do_20_Assistente_20_de_20_dados">
      <style:table-cell-properties fo:border-bottom="0.071cm solid #000000" fo:border-left="none" fo:border-right="0.035cm solid #000000" fo:border-top="0.035cm solid #000000"/>
    </style:style>
    <style:style style:name="ce13" style:family="table-cell" style:parent-style-name="Campo_20_do_20_Assistente_20_de_20_dados">
      <style:table-cell-properties fo:border-bottom="0.035cm solid #000000" fo:border-left="0.035cm solid #000000" fo:border-right="0.035cm solid #000000" fo:border-top="0.071cm solid #000000"/>
    </style:style>
    <style:style style:name="ce14" style:family="table-cell" style:parent-style-name="Categoria_20_do_20_Assistente_20_de_20_dados">
      <style:table-cell-properties fo:border-bottom="0.035cm solid #000000" fo:border-left="0.035cm solid #000000" fo:border-right="none" fo:border-top="0.035cm solid #000000"/>
    </style:style>
    <style:style style:name="ce15" style:family="table-cell" style:parent-style-name="Valor_20_do_20_Assistente_20_de_20_dados">
      <style:table-cell-properties fo:border-bottom="none" fo:border-left="0.035cm solid #000000" fo:border-right="none" fo:border-top="0.035cm solid #000000"/>
    </style:style>
    <style:style style:name="ce16" style:family="table-cell" style:parent-style-name="Valor_20_do_20_Assistente_20_de_20_dados">
      <style:table-cell-properties fo:border-bottom="none" fo:border-left="0.035cm solid #000000" fo:border-right="none" fo:border-top="none"/>
    </style:style>
    <style:style style:name="ce17" style:family="table-cell" style:parent-style-name="Valor_20_do_20_Assistente_20_de_20_dados">
      <style:table-cell-properties fo:border-bottom="0.035cm solid #000000" fo:border-left="0.035cm solid #000000" fo:border-right="none" fo:border-top="none"/>
    </style:style>
    <style:style style:name="ce18" style:family="table-cell" style:parent-style-name="Resultado_20_do_20_Assistente_20_de_20_dados">
      <style:table-cell-properties fo:border-bottom="0.071cm solid #000000" fo:border-left="0.035cm solid #000000" fo:border-right="none" fo:border-top="0.035cm solid #000000"/>
    </style:style>
    <style:style style:name="ce19" style:family="table-cell" style:parent-style-name="Categoria_20_do_20_Assistente_20_de_20_dados">
      <style:table-cell-properties fo:border-bottom="0.035cm solid #000000" fo:border-left="none" fo:border-right="none" fo:border-top="0.035cm solid #000000"/>
    </style:style>
    <style:style style:name="ce20" style:family="table-cell" style:parent-style-name="Valor_20_do_20_Assistente_20_de_20_dados">
      <style:table-cell-properties fo:border-bottom="none" fo:border-left="none" fo:border-right="none" fo:border-top="0.035cm solid #000000"/>
    </style:style>
    <style:style style:name="ce21" style:family="table-cell" style:parent-style-name="Valor_20_do_20_Assistente_20_de_20_dados">
      <style:table-cell-properties fo:border-bottom="0.035cm solid #000000" fo:border-left="none" fo:border-right="none" fo:border-top="none"/>
    </style:style>
    <style:style style:name="ce22" style:family="table-cell" style:parent-style-name="Resultado_20_do_20_Assistente_20_de_20_dados">
      <style:table-cell-properties fo:border-bottom="0.071cm solid #000000" fo:border-left="none" fo:border-right="none" fo:border-top="0.035cm solid #000000"/>
    </style:style>
    <style:style style:name="ce23" style:family="table-cell" style:parent-style-name="Canto_20_do_20_Assistente_20_de_20_dados">
      <style:table-cell-properties fo:border-bottom="none" fo:border-left="none" fo:border-right="0.071cm solid #000000" fo:border-top="0.071cm solid #000000"/>
    </style:style>
    <style:style style:name="ce24" style:family="table-cell" style:parent-style-name="Título_20_do_20_Assistente_20_de_20_dados">
      <style:table-cell-properties fo:border-bottom="0.035cm solid #000000" fo:border-left="0.035cm solid #000000" fo:border-right="0.071cm solid #000000" fo:border-top="0.035cm solid #000000"/>
    </style:style>
    <style:style style:name="ce25" style:family="table-cell" style:parent-style-name="Resultado_20_do_20_Assistente_20_de_20_dados">
      <style:table-cell-properties fo:border-bottom="none" fo:border-left="0.035cm solid #000000" fo:border-right="0.071cm solid #000000" fo:border-top="0.035cm solid #000000"/>
    </style:style>
    <style:style style:name="ce26" style:family="table-cell" style:parent-style-name="Resultado_20_do_20_Assistente_20_de_20_dados">
      <style:table-cell-properties fo:border-bottom="none" fo:border-left="0.035cm solid #000000" fo:border-right="0.071cm solid #000000" fo:border-top="none"/>
    </style:style>
    <style:style style:name="ce27" style:family="table-cell" style:parent-style-name="Resultado_20_do_20_Assistente_20_de_20_dados">
      <style:table-cell-properties fo:border-bottom="0.035cm solid #000000" fo:border-left="0.035cm solid #000000" fo:border-right="0.071cm solid #000000" fo:border-top="none"/>
    </style:style>
    <style:style style:name="ce28" style:family="table-cell" style:parent-style-name="Resultado_20_do_20_Assistente_20_de_20_dados">
      <style:table-cell-properties fo:border-bottom="0.071cm solid #000000" fo:border-left="0.035cm solid #000000" fo:border-right="0.071cm solid #000000" fo:border-top="0.035cm solid #000000"/>
    </style:style>
    <style:style style:name="ce29" style:family="table-cell" style:parent-style-name="Categoria_20_do_20_Assistente_20_de_20_dados">
      <style:table-cell-properties fo:border-bottom="0.035cm solid #000000" fo:border-left="0.071cm solid #000000" fo:border-right="0.035cm solid #000000" fo:border-top="0.035cm solid #000000"/>
    </style:style>
    <style:style style:name="ce30" style:family="table-cell" style:parent-style-name="Categoria_20_do_20_Assistente_20_de_20_dados">
      <style:table-cell-properties fo:border-bottom="0.035cm solid #000000" fo:border-left="none" fo:border-right="0.035cm solid #000000" fo:border-top="0.035cm solid #000000"/>
    </style:style>
    <style:style style:name="ce31" style:family="table-cell" style:parent-style-name="Valor_20_do_20_Assistente_20_de_20_dados">
      <style:table-cell-properties fo:border-bottom="0.035cm solid #000000" fo:border-left="0.035cm solid #000000" fo:border-right="none" fo:border-top="0.035cm solid #000000"/>
    </style:style>
    <style:style style:name="ce32" style:family="table-cell" style:parent-style-name="Valor_20_do_20_Assistente_20_de_20_dados">
      <style:table-cell-properties fo:border-bottom="0.035cm solid #000000" fo:border-left="none" fo:border-right="none" fo:border-top="0.035cm solid #000000"/>
    </style:style>
    <style:style style:name="ce33" style:family="table-cell" style:parent-style-name="Resultado_20_do_20_Assistente_20_de_20_dados">
      <style:table-cell-properties fo:border-bottom="0.035cm solid #000000" fo:border-left="0.035cm solid #000000" fo:border-right="0.071cm solid #000000" fo:border-top="0.035cm solid #000000"/>
    </style:style>
  </office:automatic-styles>
  <office:body>
    <office:spreadsheet>
      <table:table table:name="Terceiros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Questao</text:p>
          </table:table-cell>
          <table:table-cell office:value-type="string">
            <text:p>Item</text:p>
          </table:table-cell>
          <table:table-cell office:value-type="string">
            <text:p>Valor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</table:table>
      <table:table table:name="Assistente de dados_Terceiros_1" table:style-name="ta1" table:print="false">
        <table:table-column table:style-name="co2" table:default-cell-style-name="ce4"/>
        <table:table-column table:style-name="co3" table:default-cell-style-name="ce10"/>
        <table:table-column table:style-name="co4" table:default-cell-style-name="ce16"/>
        <table:table-column table:style-name="co5" table:default-cell-style-name="Valor_20_do_20_Assistente_20_de_20_dados"/>
        <table:table-column table:style-name="co6" table:number-columns-repeated="2" table:default-cell-style-name="Valor_20_do_20_Assistente_20_de_20_dados"/>
        <table:table-column table:style-name="co7" table:default-cell-style-name="Valor_20_do_20_Assistente_20_de_20_dados"/>
        <table:table-column table:style-name="co1" table:default-cell-style-name="ce26"/>
        <table:table-row table:style-name="ro2">
          <table:table-cell table:style-name="Default" office:value-type="string">
            <text:p>Filtro</text:p>
          </table:table-cell>
          <table:table-cell table:style-name="Default" table:number-columns-repeated="7"/>
        </table:table-row>
        <table:table-row table:style-name="ro2">
          <table:table-cell table:style-name="Default" table:number-columns-repeated="8"/>
        </table:table-row>
        <table:table-row table:style-name="ro2">
          <table:table-cell table:style-name="ce1" office:value-type="string">
            <text:p>Cont.Núm - Valor</text:p>
          </table:table-cell>
          <table:table-cell table:style-name="ce7"/>
          <table:table-cell table:style-name="ce13" office:value-type="string">
            <text:p>Valor</text:p>
          </table:table-cell>
          <table:table-cell table:style-name="ce7" table:number-columns-repeated="4"/>
          <table:table-cell table:style-name="ce23"/>
        </table:table-row>
        <table:table-row table:style-name="ro2">
          <table:table-cell table:style-name="ce2" office:value-type="string">
            <text:p>Questao</text:p>
          </table:table-cell>
          <table:table-cell table:style-name="ce8" office:value-type="string">
            <text:p>Item</text:p>
          </table:table-cell>
          <table:table-cell table:style-name="ce14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9" office:value-type="string">
            <text:p>2</text:p>
          </table:table-cell>
          <table:table-cell table:style-name="ce19" office:value-type="string">
            <text:p>3</text:p>
          </table:table-cell>
          <table:table-cell table:style-name="ce19" office:value-type="string">
            <text:p>4</text:p>
          </table:table-cell>
          <table:table-cell table:style-name="ce24" office:value-type="string">
            <text:p>Total Resultado</text:p>
          </table:table-cell>
        </table:table-row>
        <table:table-row table:style-name="ro2">
          <table:table-cell table:style-name="ce3" office:value-type="string">
            <text:p>2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table:number-columns-repeated="3"/>
          <table:table-cell table:style-name="ce20" office:value-type="float" office:value="8">
            <text:p>8</text:p>
          </table:table-cell>
          <table:table-cell table:style-name="ce25"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style-name="ce5"/>
          <table:table-cell table:style-name="ce11" office:value-type="string">
            <text:p>c</text:p>
          </table:table-cell>
          <table:table-cell table:style-name="ce17"/>
          <table:table-cell table:style-name="ce21" table:number-columns-repeated="2"/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7" office:value-type="float" office:value="8">
            <text:p>8</text:p>
          </table:table-cell>
        </table:table-row>
        <table:table-row table:style-name="ro2">
          <table:table-cell table:style-name="ce3" office:value-type="string">
            <text:p>3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office:value-type="float" office:value="1">
            <text:p>1</text:p>
          </table:table-cell>
          <table:table-cell table:style-name="ce20"/>
          <table:table-cell table:style-name="ce20" office:value-type="float" office:value="1">
            <text:p>1</text:p>
          </table:table-cell>
          <table:table-cell table:style-name="ce20" office:value-type="float" office:value="6">
            <text:p>6</text:p>
          </table:table-cell>
          <table:table-cell table:style-name="ce25"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d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style-name="ce5"/>
          <table:table-cell table:style-name="ce11" office:value-type="string">
            <text:p>e</text:p>
          </table:table-cell>
          <table:table-cell table:style-name="ce17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7" office:value-type="float" office:value="8">
            <text:p>8</text:p>
          </table:table-cell>
        </table:table-row>
        <table:table-row table:style-name="ro2">
          <table:table-cell table:style-name="ce3" office:value-type="string">
            <text:p>4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5">
            <text:p>5</text:p>
          </table:table-cell>
          <table:table-cell table:style-name="ce25" office:value-type="float" office:value="8">
            <text:p>8</text:p>
          </table:table-cell>
        </table:table-row>
        <table:table-row table:style-name="ro2">
          <table:table-cell table:style-name="ce5"/>
          <table:table-cell table:style-name="ce11" office:value-type="string">
            <text:p>b</text:p>
          </table:table-cell>
          <table:table-cell table:style-name="ce17"/>
          <table:table-cell table:style-name="ce21"/>
          <table:table-cell table:number-columns-repeated="2"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7" office:value-type="float" office:value="8">
            <text:p>8</text:p>
          </table:table-cell>
        </table:table-row>
        <table:table-row table:style-name="ro2">
          <table:table-cell table:style-name="ce3" office:value-type="string">
            <text:p>5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 office:value-type="float" office:value="6">
            <text:p>6</text:p>
          </table:table-cell>
          <table:table-cell table:style-name="ce25"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style-name="ce5"/>
          <table:table-cell table:style-name="ce11" office:value-type="string">
            <text:p>d</text:p>
          </table:table-cell>
          <table:table-cell table:style-name="ce17"/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7" office:value-type="float" office:value="8">
            <text:p>8</text:p>
          </table:table-cell>
        </table:table-row>
        <table:table-row table:style-name="ro2">
          <table:table-cell table:style-name="ce3" office:value-type="string">
            <text:p>6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5">
            <text:p>5</text:p>
          </table:table-cell>
          <table:table-cell table:style-name="ce25"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style-name="ce5"/>
          <table:table-cell table:style-name="ce11" office:value-type="string">
            <text:p>d</text:p>
          </table:table-cell>
          <table:table-cell table:style-name="ce17"/>
          <table:table-cell table:style-name="ce21"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7" office:value-type="float" office:value="8">
            <text:p>8</text:p>
          </table:table-cell>
        </table:table-row>
        <table:table-row table:style-name="ro2">
          <table:table-cell table:style-name="ce3" office:value-type="string">
            <text:p>7</text:p>
          </table:table-cell>
          <table:table-cell table:style-name="ce9" office:value-type="string">
            <text:p>a</text:p>
          </table:table-cell>
          <table:table-cell table:style-name="ce15" office:value-type="float" office:value="1">
            <text:p>1</text:p>
          </table:table-cell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 office:value-type="float" office:value="5">
            <text:p>5</text:p>
          </table:table-cell>
          <table:table-cell table:style-name="ce25"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style-name="ce5"/>
          <table:table-cell table:style-name="ce11" office:value-type="string">
            <text:p>h</text:p>
          </table:table-cell>
          <table:table-cell table:style-name="ce17" office:value-type="float" office:value="1">
            <text:p>1</text:p>
          </table:table-cell>
          <table:table-cell table:style-name="ce21" table:number-columns-repeated="2"/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7" office:value-type="float" office:value="8">
            <text:p>8</text:p>
          </table:table-cell>
        </table:table-row>
        <table:table-row table:style-name="ro2">
          <table:table-cell table:style-name="ce3" office:value-type="string">
            <text:p>8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 office:value-type="float" office:value="6">
            <text:p>6</text:p>
          </table:table-cell>
          <table:table-cell table:style-name="ce25"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e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style-name="ce5"/>
          <table:table-cell table:style-name="ce11" office:value-type="string">
            <text:p>f</text:p>
          </table:table-cell>
          <table:table-cell table:style-name="ce17"/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7" office:value-type="float" office:value="8">
            <text:p>8</text:p>
          </table:table-cell>
        </table:table-row>
        <table:table-row table:style-name="ro2">
          <table:table-cell table:style-name="ce3" office:value-type="string">
            <text:p>9</text:p>
          </table:table-cell>
          <table:table-cell table:style-name="ce9" office:value-type="string">
            <text:p>a</text:p>
          </table:table-cell>
          <table:table-cell table:style-name="ce15" office:value-type="float" office:value="1">
            <text:p>1</text:p>
          </table:table-cell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 office:value-type="float" office:value="5">
            <text:p>5</text:p>
          </table:table-cell>
          <table:table-cell table:style-name="ce25"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style-name="ce5"/>
          <table:table-cell table:style-name="ce11" office:value-type="string">
            <text:p>c</text:p>
          </table:table-cell>
          <table:table-cell table:style-name="ce17" office:value-type="float" office:value="1">
            <text:p>1</text:p>
          </table:table-cell>
          <table:table-cell table:style-name="ce21"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7" office:value-type="float" office:value="8">
            <text:p>8</text:p>
          </table:table-cell>
        </table:table-row>
        <table:table-row table:style-name="ro2">
          <table:table-cell table:style-name="ce3" office:value-type="string">
            <text:p>A</text:p>
          </table:table-cell>
          <table:table-cell table:style-name="ce9" office:value-type="string">
            <text:p>a</text:p>
          </table:table-cell>
          <table:table-cell table:style-name="ce15" office:value-type="float" office:value="1">
            <text:p>1</text:p>
          </table:table-cell>
          <table:table-cell table:style-name="ce20"/>
          <table:table-cell table:style-name="ce20" office:value-type="float" office:value="1">
            <text:p>1</text:p>
          </table:table-cell>
          <table:table-cell table:style-name="ce20"/>
          <table:table-cell table:style-name="ce20" office:value-type="float" office:value="6">
            <text:p>6</text:p>
          </table:table-cell>
          <table:table-cell table:style-name="ce25" office:value-type="float" office:value="8">
            <text:p>8</text:p>
          </table:table-cell>
        </table:table-row>
        <table:table-row table:style-name="ro2">
          <table:table-cell table:style-name="ce5"/>
          <table:table-cell table:style-name="ce11" office:value-type="string">
            <text:p>b</text:p>
          </table:table-cell>
          <table:table-cell table:style-name="ce17" office:value-type="float" office:value="1">
            <text:p>1</text:p>
          </table:table-cell>
          <table:table-cell table:style-name="ce21"/>
          <table:table-cell table:style-name="ce21" office:value-type="float" office:value="2">
            <text:p>2</text:p>
          </table:table-cell>
          <table:table-cell table:style-name="ce21"/>
          <table:table-cell table:style-name="ce21" office:value-type="float" office:value="5">
            <text:p>5</text:p>
          </table:table-cell>
          <table:table-cell table:style-name="ce27" office:value-type="float" office:value="8">
            <text:p>8</text:p>
          </table:table-cell>
        </table:table-row>
        <table:table-row table:style-name="ro2">
          <table:table-cell table:style-name="ce3" office:value-type="string">
            <text:p>B</text:p>
          </table:table-cell>
          <table:table-cell table:style-name="ce9" office:value-type="string">
            <text:p>a</text:p>
          </table:table-cell>
          <table:table-cell table:style-name="ce15" office:value-type="float" office:value="1">
            <text:p>1</text:p>
          </table:table-cell>
          <table:table-cell table:style-name="ce20"/>
          <table:table-cell table:style-name="ce20" office:value-type="float" office:value="1">
            <text:p>1</text:p>
          </table:table-cell>
          <table:table-cell table:style-name="ce20"/>
          <table:table-cell table:style-name="ce20" office:value-type="float" office:value="6">
            <text:p>6</text:p>
          </table:table-cell>
          <table:table-cell table:style-name="ce25"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style-name="ce5"/>
          <table:table-cell table:style-name="ce11" office:value-type="string">
            <text:p>c</text:p>
          </table:table-cell>
          <table:table-cell table:style-name="ce17" office:value-type="float" office:value="1">
            <text:p>1</text:p>
          </table:table-cell>
          <table:table-cell table:style-name="ce21"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7" office:value-type="float" office:value="8">
            <text:p>8</text:p>
          </table:table-cell>
        </table:table-row>
        <table:table-row table:style-name="ro2">
          <table:table-cell table:style-name="ce3" office:value-type="string">
            <text:p>C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 office:value-type="float" office:value="6">
            <text:p>6</text:p>
          </table:table-cell>
          <table:table-cell table:style-name="ce25"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f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style-name="ce5"/>
          <table:table-cell table:style-name="ce11" office:value-type="string">
            <text:p>g</text:p>
          </table:table-cell>
          <table:table-cell table:style-name="ce17"/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7" office:value-type="float" office:value="8">
            <text:p>8</text:p>
          </table:table-cell>
        </table:table-row>
        <table:table-row table:style-name="ro2">
          <table:table-cell table:style-name="ce6" office:value-type="string">
            <text:p>Total Resultado</text:p>
          </table:table-cell>
          <table:table-cell table:style-name="ce12"/>
          <table:table-cell table:style-name="ce18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264">
            <text:p>264</text:p>
          </table:table-cell>
          <table:table-cell table:style-name="ce28" office:value-type="float" office:value="376">
            <text:p>376</text:p>
          </table:table-cell>
        </table:table-row>
      </table:table>
      <table:table table:name="Gerentes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Questao</text:p>
          </table:table-cell>
          <table:table-cell office:value-type="string">
            <text:p>Item</text:p>
          </table:table-cell>
          <table:table-cell office:value-type="string">
            <text:p>Valor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</table:table>
      <table:table table:name="Assistente de dados_Gerentes_1" table:style-name="ta1" table:print="false">
        <table:table-column table:style-name="co2" table:default-cell-style-name="ce4"/>
        <table:table-column table:style-name="co3" table:default-cell-style-name="ce10"/>
        <table:table-column table:style-name="co4" table:default-cell-style-name="ce16"/>
        <table:table-column table:style-name="co6" table:default-cell-style-name="Valor_20_do_20_Assistente_20_de_20_dados"/>
        <table:table-column table:style-name="co7" table:number-columns-repeated="2" table:default-cell-style-name="Valor_20_do_20_Assistente_20_de_20_dados"/>
        <table:table-column table:style-name="co1" table:default-cell-style-name="ce26"/>
        <table:table-row table:style-name="ro2">
          <table:table-cell table:style-name="Default" office:value-type="string">
            <text:p>Filtro</text:p>
          </table:table-cell>
          <table:table-cell table:style-name="Default" table:number-columns-repeated="6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ce1" office:value-type="string">
            <text:p>Cont.Núm - Valor</text:p>
          </table:table-cell>
          <table:table-cell table:style-name="ce7"/>
          <table:table-cell table:style-name="ce13" office:value-type="string">
            <text:p>Valor</text:p>
          </table:table-cell>
          <table:table-cell table:style-name="ce7" table:number-columns-repeated="3"/>
          <table:table-cell table:style-name="ce23"/>
        </table:table-row>
        <table:table-row table:style-name="ro2">
          <table:table-cell table:style-name="ce2" office:value-type="string">
            <text:p>Questao</text:p>
          </table:table-cell>
          <table:table-cell table:style-name="ce8" office:value-type="string">
            <text:p>Item</text:p>
          </table:table-cell>
          <table:table-cell table:style-name="ce14" office:value-type="string">
            <text:p>0</text:p>
          </table:table-cell>
          <table:table-cell table:style-name="ce19" office:value-type="string">
            <text:p>2</text:p>
          </table:table-cell>
          <table:table-cell table:style-name="ce19" office:value-type="string">
            <text:p>3</text:p>
          </table:table-cell>
          <table:table-cell table:style-name="ce19" office:value-type="string">
            <text:p>4</text:p>
          </table:table-cell>
          <table:table-cell table:style-name="ce24" office:value-type="string">
            <text:p>Total Resultado</text:p>
          </table:table-cell>
        </table:table-row>
        <table:table-row table:style-name="ro2">
          <table:table-cell table:style-name="ce3" office:value-type="string">
            <text:p>2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4">
            <text:p>4</text:p>
          </table:table-cell>
          <table:table-cell table:style-name="ce25" office:value-type="float" office:value="6">
            <text:p>6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style-name="ce5"/>
          <table:table-cell table:style-name="ce11" office:value-type="string">
            <text:p>c</text:p>
          </table:table-cell>
          <table:table-cell table:style-name="ce17"/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7" office:value-type="float" office:value="6">
            <text:p>6</text:p>
          </table:table-cell>
        </table:table-row>
        <table:table-row table:style-name="ro2">
          <table:table-cell table:style-name="ce3" office:value-type="string">
            <text:p>3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4">
            <text:p>4</text:p>
          </table:table-cell>
          <table:table-cell table:style-name="ce25" office:value-type="float" office:value="6">
            <text:p>6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style-name="ce5"/>
          <table:table-cell table:style-name="ce11" office:value-type="string">
            <text:p>e</text:p>
          </table:table-cell>
          <table:table-cell table:style-name="ce17"/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7" office:value-type="float" office:value="6">
            <text:p>6</text:p>
          </table:table-cell>
        </table:table-row>
        <table:table-row table:style-name="ro2">
          <table:table-cell table:style-name="ce3" office:value-type="string">
            <text:p>4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office:value-type="float" office:value="2">
            <text:p>2</text:p>
          </table:table-cell>
          <table:table-cell table:style-name="ce20"/>
          <table:table-cell table:style-name="ce20" office:value-type="float" office:value="4">
            <text:p>4</text:p>
          </table:table-cell>
          <table:table-cell table:style-name="ce25" office:value-type="float" office:value="6">
            <text:p>6</text:p>
          </table:table-cell>
        </table:table-row>
        <table:table-row table:style-name="ro2">
          <table:table-cell table:style-name="ce5"/>
          <table:table-cell table:style-name="ce11" office:value-type="string">
            <text:p>b</text:p>
          </table:table-cell>
          <table:table-cell table:style-name="ce17"/>
          <table:table-cell table:style-name="ce21"/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7" office:value-type="float" office:value="6">
            <text:p>6</text:p>
          </table:table-cell>
        </table:table-row>
        <table:table-row table:style-name="ro2">
          <table:table-cell table:style-name="ce3" office:value-type="string">
            <text:p>5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4">
            <text:p>4</text:p>
          </table:table-cell>
          <table:table-cell table:style-name="ce25" office:value-type="float" office:value="6">
            <text:p>6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style-name="ce5"/>
          <table:table-cell table:style-name="ce11" office:value-type="string">
            <text:p>d</text:p>
          </table:table-cell>
          <table:table-cell table:style-name="ce17"/>
          <table:table-cell table:style-name="ce21"/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7" office:value-type="float" office:value="6">
            <text:p>6</text:p>
          </table:table-cell>
        </table:table-row>
        <table:table-row table:style-name="ro2">
          <table:table-cell table:style-name="ce3" office:value-type="string">
            <text:p>6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1">
            <text:p>1</text:p>
          </table:table-cell>
          <table:table-cell table:style-name="ce25" office:value-type="float" office:value="6">
            <text:p>6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style-name="ce5"/>
          <table:table-cell table:style-name="ce11" office:value-type="string">
            <text:p>d</text:p>
          </table:table-cell>
          <table:table-cell table:style-name="ce17" office:value-type="float" office:value="1">
            <text:p>1</text:p>
          </table:table-cell>
          <table:table-cell table:style-name="ce21"/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7" office:value-type="float" office:value="6">
            <text:p>6</text:p>
          </table:table-cell>
        </table:table-row>
        <table:table-row table:style-name="ro2">
          <table:table-cell table:style-name="ce3" office:value-type="string">
            <text:p>7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number-columns-repeated="2" table:style-name="ce20" office:value-type="float" office:value="3">
            <text:p>3</text:p>
          </table:table-cell>
          <table:table-cell table:style-name="ce25" office:value-type="float" office:value="6">
            <text:p>6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string">
            <text:p>e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string">
            <text:p>f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style-name="ce5"/>
          <table:table-cell table:style-name="ce11" office:value-type="string">
            <text:p>h</text:p>
          </table:table-cell>
          <table:table-cell table:style-name="ce17"/>
          <table:table-cell table:style-name="ce21"/>
          <table:table-cell table:number-columns-repeated="2" table:style-name="ce21" office:value-type="float" office:value="3">
            <text:p>3</text:p>
          </table:table-cell>
          <table:table-cell table:style-name="ce27" office:value-type="float" office:value="6">
            <text:p>6</text:p>
          </table:table-cell>
        </table:table-row>
        <table:table-row table:style-name="ro2">
          <table:table-cell table:style-name="ce3" office:value-type="string">
            <text:p>8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1">
            <text:p>1</text:p>
          </table:table-cell>
          <table:table-cell table:style-name="ce20" office:value-type="float" office:value="5">
            <text:p>5</text:p>
          </table:table-cell>
          <table:table-cell table:style-name="ce25" office:value-type="float" office:value="6">
            <text:p>6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style-name="ce5"/>
          <table:table-cell table:style-name="ce11" office:value-type="string">
            <text:p>f</text:p>
          </table:table-cell>
          <table:table-cell table:style-name="ce17"/>
          <table:table-cell table:number-columns-repeated="2"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7" office:value-type="float" office:value="6">
            <text:p>6</text:p>
          </table:table-cell>
        </table:table-row>
        <table:table-row table:style-name="ro2">
          <table:table-cell table:style-name="ce3" office:value-type="string">
            <text:p>9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4">
            <text:p>4</text:p>
          </table:table-cell>
          <table:table-cell table:style-name="ce25" office:value-type="float" office:value="6">
            <text:p>6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style-name="ce5"/>
          <table:table-cell table:style-name="ce11" office:value-type="string">
            <text:p>c</text:p>
          </table:table-cell>
          <table:table-cell table:style-name="ce17"/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7" office:value-type="float" office:value="6">
            <text:p>6</text:p>
          </table:table-cell>
        </table:table-row>
        <table:table-row table:style-name="ro2">
          <table:table-cell table:style-name="ce3" office:value-type="string">
            <text:p>A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number-columns-repeated="2" table:style-name="ce20" office:value-type="float" office:value="3">
            <text:p>3</text:p>
          </table:table-cell>
          <table:table-cell table:style-name="ce25" office:value-type="float" office:value="6">
            <text:p>6</text:p>
          </table:table-cell>
        </table:table-row>
        <table:table-row table:style-name="ro2">
          <table:table-cell table:style-name="ce5"/>
          <table:table-cell table:style-name="ce11" office:value-type="string">
            <text:p>b</text:p>
          </table:table-cell>
          <table:table-cell table:style-name="ce17"/>
          <table:table-cell table:style-name="ce21"/>
          <table:table-cell table:number-columns-repeated="2" table:style-name="ce21" office:value-type="float" office:value="3">
            <text:p>3</text:p>
          </table:table-cell>
          <table:table-cell table:style-name="ce27" office:value-type="float" office:value="6">
            <text:p>6</text:p>
          </table:table-cell>
        </table:table-row>
        <table:table-row table:style-name="ro2">
          <table:table-cell table:style-name="ce3" office:value-type="string">
            <text:p>B</text:p>
          </table:table-cell>
          <table:table-cell table:style-name="ce9" office:value-type="string">
            <text:p>a</text:p>
          </table:table-cell>
          <table:table-cell table:style-name="ce15" office:value-type="float" office:value="1">
            <text:p>1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5" office:value-type="float" office:value="6">
            <text:p>6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style-name="ce5"/>
          <table:table-cell table:style-name="ce11" office:value-type="string">
            <text:p>c</text:p>
          </table:table-cell>
          <table:table-cell table:style-name="ce17" office:value-type="float" office:value="1">
            <text:p>1</text:p>
          </table:table-cell>
          <table:table-cell table:style-name="ce21"/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7" office:value-type="float" office:value="6">
            <text:p>6</text:p>
          </table:table-cell>
        </table:table-row>
        <table:table-row table:style-name="ro2">
          <table:table-cell table:style-name="ce3" office:value-type="string">
            <text:p>C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4">
            <text:p>4</text:p>
          </table:table-cell>
          <table:table-cell table:style-name="ce20" office:value-type="float" office:value="2">
            <text:p>2</text:p>
          </table:table-cell>
          <table:table-cell table:style-name="ce25" office:value-type="float" office:value="6">
            <text:p>6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string">
            <text:p>f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style-name="ce5"/>
          <table:table-cell table:style-name="ce11" office:value-type="string">
            <text:p>g</text:p>
          </table:table-cell>
          <table:table-cell table:style-name="ce17"/>
          <table:table-cell table:style-name="ce21"/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7" office:value-type="float" office:value="6">
            <text:p>6</text:p>
          </table:table-cell>
        </table:table-row>
        <table:table-row table:style-name="ro2">
          <table:table-cell table:style-name="ce6" office:value-type="string">
            <text:p>Total Resultado</text:p>
          </table:table-cell>
          <table:table-cell table:style-name="ce12"/>
          <table:table-cell table:style-name="ce18" office:value-type="float" office:value="9">
            <text:p>9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34">
            <text:p>134</text:p>
          </table:table-cell>
          <table:table-cell table:style-name="ce28" office:value-type="float" office:value="282">
            <text:p>282</text:p>
          </table:table-cell>
        </table:table-row>
      </table:table>
      <table:table table:name="Diretores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Questao</text:p>
          </table:table-cell>
          <table:table-cell office:value-type="string">
            <text:p>Item</text:p>
          </table:table-cell>
          <table:table-cell office:value-type="string">
            <text:p>Valor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</table:table>
      <table:table table:name="Assistente de dados_Diretores_1" table:style-name="ta1" table:print="false">
        <table:table-column table:style-name="co2" table:default-cell-style-name="ce4"/>
        <table:table-column table:style-name="co3" table:default-cell-style-name="ce10"/>
        <table:table-column table:style-name="co4" table:default-cell-style-name="ce16"/>
        <table:table-column table:style-name="co6" table:number-columns-repeated="2" table:default-cell-style-name="Valor_20_do_20_Assistente_20_de_20_dados"/>
        <table:table-column table:style-name="co1" table:default-cell-style-name="ce26"/>
        <table:table-row table:style-name="ro2">
          <table:table-cell table:style-name="Default" office:value-type="string">
            <text:p>Filtro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6"/>
        </table:table-row>
        <table:table-row table:style-name="ro2">
          <table:table-cell table:style-name="ce1" office:value-type="string">
            <text:p>Cont.Núm - Valor</text:p>
          </table:table-cell>
          <table:table-cell table:style-name="ce7"/>
          <table:table-cell table:style-name="ce13" office:value-type="string">
            <text:p>Valor</text:p>
          </table:table-cell>
          <table:table-cell table:style-name="ce7" table:number-columns-repeated="2"/>
          <table:table-cell table:style-name="ce23"/>
        </table:table-row>
        <table:table-row table:style-name="ro2">
          <table:table-cell table:style-name="ce2" office:value-type="string">
            <text:p>Questao</text:p>
          </table:table-cell>
          <table:table-cell table:style-name="ce8" office:value-type="string">
            <text:p>Item</text:p>
          </table:table-cell>
          <table:table-cell table:style-name="ce14" office:value-type="string">
            <text:p>2</text:p>
          </table:table-cell>
          <table:table-cell table:style-name="ce19" office:value-type="string">
            <text:p>3</text:p>
          </table:table-cell>
          <table:table-cell table:style-name="ce19" office:value-type="string">
            <text:p>4</text:p>
          </table:table-cell>
          <table:table-cell table:style-name="ce24" office:value-type="string">
            <text:p>Total Resultado</text:p>
          </table:table-cell>
        </table:table-row>
        <table:table-row table:style-name="ro2">
          <table:table-cell table:style-name="ce3" office:value-type="string">
            <text:p>2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2">
            <text:p>2</text:p>
          </table:table-cell>
          <table:table-cell table:style-name="ce25"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 table:number-columns-repeated="2"/>
          <table:table-cell table:number-columns-repeated="2" office:value-type="float" office:value="2">
            <text:p>2</text:p>
          </table:table-cell>
        </table:table-row>
        <table:table-row table:style-name="ro2">
          <table:table-cell table:style-name="ce5"/>
          <table:table-cell table:style-name="ce11" office:value-type="string">
            <text:p>c</text:p>
          </table:table-cell>
          <table:table-cell table:style-name="ce17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7" office:value-type="float" office:value="2">
            <text:p>2</text:p>
          </table:table-cell>
        </table:table-row>
        <table:table-row table:style-name="ro2">
          <table:table-cell table:style-name="ce3" office:value-type="string">
            <text:p>3</text:p>
          </table:table-cell>
          <table:table-cell table:style-name="ce9" office:value-type="string">
            <text:p>a</text:p>
          </table:table-cell>
          <table:table-cell table:style-name="ce15"/>
          <table:table-cell table:number-columns-repeated="2" table:style-name="ce20" office:value-type="float" office:value="1">
            <text:p>1</text:p>
          </table:table-cell>
          <table:table-cell table:style-name="ce25"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table:style-name="ce5"/>
          <table:table-cell table:style-name="ce11" office:value-type="string">
            <text:p>e</text:p>
          </table:table-cell>
          <table:table-cell table:style-name="ce17"/>
          <table:table-cell table:number-columns-repeated="2" table:style-name="ce21" office:value-type="float" office:value="1">
            <text:p>1</text:p>
          </table:table-cell>
          <table:table-cell table:style-name="ce27" office:value-type="float" office:value="2">
            <text:p>2</text:p>
          </table:table-cell>
        </table:table-row>
        <table:table-row table:style-name="ro2">
          <table:table-cell table:style-name="ce3" office:value-type="string">
            <text:p>4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2">
            <text:p>2</text:p>
          </table:table-cell>
          <table:table-cell table:style-name="ce25" office:value-type="float" office:value="2">
            <text:p>2</text:p>
          </table:table-cell>
        </table:table-row>
        <table:table-row table:style-name="ro2">
          <table:table-cell table:style-name="ce5"/>
          <table:table-cell table:style-name="ce11" office:value-type="string">
            <text:p>b</text:p>
          </table:table-cell>
          <table:table-cell table:style-name="ce17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7" office:value-type="float" office:value="2">
            <text:p>2</text:p>
          </table:table-cell>
        </table:table-row>
        <table:table-row table:style-name="ro2">
          <table:table-cell table:style-name="ce3" office:value-type="string">
            <text:p>5</text:p>
          </table:table-cell>
          <table:table-cell table:style-name="ce9" office:value-type="string">
            <text:p>a</text:p>
          </table:table-cell>
          <table:table-cell table:style-name="ce15"/>
          <table:table-cell table:number-columns-repeated="2" table:style-name="ce20" office:value-type="float" office:value="1">
            <text:p>1</text:p>
          </table:table-cell>
          <table:table-cell table:style-name="ce25"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 table:number-columns-repeated="2"/>
          <table:table-cell table:number-columns-repeated="2"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5"/>
          <table:table-cell table:style-name="ce11" office:value-type="string">
            <text:p>d</text:p>
          </table:table-cell>
          <table:table-cell table:style-name="ce17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7" office:value-type="float" office:value="2">
            <text:p>2</text:p>
          </table:table-cell>
        </table:table-row>
        <table:table-row table:style-name="ro2">
          <table:table-cell table:style-name="ce3" office:value-type="string">
            <text:p>6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2">
            <text:p>2</text:p>
          </table:table-cell>
          <table:table-cell table:style-name="ce25"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5"/>
          <table:table-cell table:style-name="ce11" office:value-type="string">
            <text:p>d</text:p>
          </table:table-cell>
          <table:table-cell table:style-name="ce17"/>
          <table:table-cell table:number-columns-repeated="2" table:style-name="ce21" office:value-type="float" office:value="1">
            <text:p>1</text:p>
          </table:table-cell>
          <table:table-cell table:style-name="ce27" office:value-type="float" office:value="2">
            <text:p>2</text:p>
          </table:table-cell>
        </table:table-row>
        <table:table-row table:style-name="ro2">
          <table:table-cell table:style-name="ce3" office:value-type="string">
            <text:p>7</text:p>
          </table:table-cell>
          <table:table-cell table:style-name="ce9" office:value-type="string">
            <text:p>a</text:p>
          </table:table-cell>
          <table:table-cell table:style-name="ce15"/>
          <table:table-cell table:number-columns-repeated="2" table:style-name="ce20" office:value-type="float" office:value="1">
            <text:p>1</text:p>
          </table:table-cell>
          <table:table-cell table:style-name="ce25"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e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f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table:style-name="ce5"/>
          <table:table-cell table:style-name="ce11" office:value-type="string">
            <text:p>h</text:p>
          </table:table-cell>
          <table:table-cell table:style-name="ce17"/>
          <table:table-cell table:number-columns-repeated="2" table:style-name="ce21" office:value-type="float" office:value="1">
            <text:p>1</text:p>
          </table:table-cell>
          <table:table-cell table:style-name="ce27" office:value-type="float" office:value="2">
            <text:p>2</text:p>
          </table:table-cell>
        </table:table-row>
        <table:table-row table:style-name="ro2">
          <table:table-cell table:style-name="ce3" office:value-type="string">
            <text:p>8</text:p>
          </table:table-cell>
          <table:table-cell table:style-name="ce9" office:value-type="string">
            <text:p>a</text:p>
          </table:table-cell>
          <table:table-cell table:style-name="ce15"/>
          <table:table-cell table:number-columns-repeated="2" table:style-name="ce20" office:value-type="float" office:value="1">
            <text:p>1</text:p>
          </table:table-cell>
          <table:table-cell table:style-name="ce25"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d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e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5"/>
          <table:table-cell table:style-name="ce11" office:value-type="string">
            <text:p>f</text:p>
          </table:table-cell>
          <table:table-cell table:style-name="ce17"/>
          <table:table-cell table:number-columns-repeated="2" table:style-name="ce21" office:value-type="float" office:value="1">
            <text:p>1</text:p>
          </table:table-cell>
          <table:table-cell table:style-name="ce27" office:value-type="float" office:value="2">
            <text:p>2</text:p>
          </table:table-cell>
        </table:table-row>
        <table:table-row table:style-name="ro2">
          <table:table-cell table:style-name="ce3" office:value-type="string">
            <text:p>9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office:value-type="float" office:value="2">
            <text:p>2</text:p>
          </table:table-cell>
          <table:table-cell table:style-name="ce20"/>
          <table:table-cell table:style-name="ce25"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5"/>
          <table:table-cell table:style-name="ce11" office:value-type="string">
            <text:p>c</text:p>
          </table:table-cell>
          <table:table-cell table:style-name="ce17"/>
          <table:table-cell table:number-columns-repeated="2" table:style-name="ce21" office:value-type="float" office:value="1">
            <text:p>1</text:p>
          </table:table-cell>
          <table:table-cell table:style-name="ce27" office:value-type="float" office:value="2">
            <text:p>2</text:p>
          </table:table-cell>
        </table:table-row>
        <table:table-row table:style-name="ro2">
          <table:table-cell table:style-name="ce3" office:value-type="string">
            <text:p>A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2">
            <text:p>2</text:p>
          </table:table-cell>
          <table:table-cell table:style-name="ce25" office:value-type="float" office:value="2">
            <text:p>2</text:p>
          </table:table-cell>
        </table:table-row>
        <table:table-row table:style-name="ro2">
          <table:table-cell table:style-name="ce5"/>
          <table:table-cell table:style-name="ce11" office:value-type="string">
            <text:p>b</text:p>
          </table:table-cell>
          <table:table-cell table:style-name="ce17"/>
          <table:table-cell table:number-columns-repeated="2" table:style-name="ce21" office:value-type="float" office:value="1">
            <text:p>1</text:p>
          </table:table-cell>
          <table:table-cell table:style-name="ce27" office:value-type="float" office:value="2">
            <text:p>2</text:p>
          </table:table-cell>
        </table:table-row>
        <table:table-row table:style-name="ro2">
          <table:table-cell table:style-name="ce3" office:value-type="string">
            <text:p>B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office:value-type="float" office:value="2">
            <text:p>2</text:p>
          </table:table-cell>
          <table:table-cell table:style-name="ce20"/>
          <table:table-cell table:style-name="ce25"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table:style-name="ce5"/>
          <table:table-cell table:style-name="ce11" office:value-type="string">
            <text:p>c</text:p>
          </table:table-cell>
          <table:table-cell table:style-name="ce17"/>
          <table:table-cell table:style-name="ce21" office:value-type="float" office:value="2">
            <text:p>2</text:p>
          </table:table-cell>
          <table:table-cell table:style-name="ce21"/>
          <table:table-cell table:style-name="ce27" office:value-type="float" office:value="2">
            <text:p>2</text:p>
          </table:table-cell>
        </table:table-row>
        <table:table-row table:style-name="ro2">
          <table:table-cell table:style-name="ce3" office:value-type="string">
            <text:p>C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2">
            <text:p>2</text:p>
          </table:table-cell>
          <table:table-cell table:style-name="ce25"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 table:number-columns-repeated="2"/>
          <table:table-cell table:number-columns-repeated="2"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f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5"/>
          <table:table-cell table:style-name="ce11" office:value-type="string">
            <text:p>g</text:p>
          </table:table-cell>
          <table:table-cell table:style-name="ce17"/>
          <table:table-cell table:style-name="ce21" office:value-type="float" office:value="2">
            <text:p>2</text:p>
          </table:table-cell>
          <table:table-cell table:style-name="ce21"/>
          <table:table-cell table:style-name="ce27" office:value-type="float" office:value="2">
            <text:p>2</text:p>
          </table:table-cell>
        </table:table-row>
        <table:table-row table:style-name="ro2">
          <table:table-cell table:style-name="ce6" office:value-type="string">
            <text:p>Total Resultado</text:p>
          </table:table-cell>
          <table:table-cell table:style-name="ce12"/>
          <table:table-cell table:style-name="ce18" office:value-type="float" office:value="9">
            <text:p>9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38">
            <text:p>38</text:p>
          </table:table-cell>
          <table:table-cell table:style-name="ce28" office:value-type="float" office:value="94">
            <text:p>94</text:p>
          </table:table-cell>
        </table:table-row>
      </table:table>
      <table:table table:name="Efetivos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Questao</text:p>
          </table:table-cell>
          <table:table-cell office:value-type="string">
            <text:p>Item</text:p>
          </table:table-cell>
          <table:table-cell office:value-type="string">
            <text:p>Valor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</table:table>
      <table:table table:name="Assistente de dados_Efetivos_1" table:style-name="ta1" table:print="false">
        <table:table-column table:style-name="co2" table:default-cell-style-name="ce4"/>
        <table:table-column table:style-name="co8" table:default-cell-style-name="ce10"/>
        <table:table-column table:style-name="co8" table:default-cell-style-name="ce16"/>
        <table:table-column table:style-name="co6" table:default-cell-style-name="Valor_20_do_20_Assistente_20_de_20_dados"/>
        <table:table-column table:style-name="co5" table:default-cell-style-name="Valor_20_do_20_Assistente_20_de_20_dados"/>
        <table:table-column table:style-name="co6" table:number-columns-repeated="2" table:default-cell-style-name="Valor_20_do_20_Assistente_20_de_20_dados"/>
        <table:table-column table:style-name="co7" table:default-cell-style-name="Valor_20_do_20_Assistente_20_de_20_dados"/>
        <table:table-column table:style-name="co1" table:default-cell-style-name="ce26"/>
        <table:table-row table:style-name="ro2">
          <table:table-cell table:style-name="Default" office:value-type="string">
            <text:p>Filtro</text:p>
          </table:table-cell>
          <table:table-cell table:style-name="Default" table:number-columns-repeated="8"/>
        </table:table-row>
        <table:table-row table:style-name="ro2">
          <table:table-cell table:style-name="Default" table:number-columns-repeated="9"/>
        </table:table-row>
        <table:table-row table:style-name="ro2">
          <table:table-cell table:style-name="ce1" office:value-type="string">
            <text:p>Cont.Núm - Valor</text:p>
          </table:table-cell>
          <table:table-cell table:style-name="ce7"/>
          <table:table-cell table:style-name="ce13" office:value-type="string">
            <text:p>Valor</text:p>
          </table:table-cell>
          <table:table-cell table:style-name="ce7" table:number-columns-repeated="5"/>
          <table:table-cell table:style-name="ce23"/>
        </table:table-row>
        <table:table-row table:style-name="ro2">
          <table:table-cell table:style-name="ce2" office:value-type="string">
            <text:p>Questao</text:p>
          </table:table-cell>
          <table:table-cell table:style-name="ce8" office:value-type="string">
            <text:p>Item</text:p>
          </table:table-cell>
          <table:table-cell table:style-name="ce14" office:value-type="string">
            <text:p>(vazio)</text:p>
          </table:table-cell>
          <table:table-cell table:style-name="ce19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9" office:value-type="string">
            <text:p>2</text:p>
          </table:table-cell>
          <table:table-cell table:style-name="ce19" office:value-type="string">
            <text:p>3</text:p>
          </table:table-cell>
          <table:table-cell table:style-name="ce19" office:value-type="string">
            <text:p>4</text:p>
          </table:table-cell>
          <table:table-cell table:style-name="ce24" office:value-type="string">
            <text:p>Total Resultado</text:p>
          </table:table-cell>
        </table:table-row>
        <table:table-row table:style-name="ro2">
          <table:table-cell table:style-name="ce29" office:value-type="string">
            <text:p>(vazio)</text:p>
          </table:table-cell>
          <table:table-cell table:style-name="ce30" office:value-type="string">
            <text:p>(vazio)</text:p>
          </table:table-cell>
          <table:table-cell table:style-name="ce31"/>
          <table:table-cell table:style-name="ce32" table:number-columns-repeated="5"/>
          <table:table-cell table:style-name="ce33"/>
        </table:table-row>
        <table:table-row table:style-name="ro2">
          <table:table-cell table:style-name="ce3" office:value-type="string">
            <text:p>2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9">
            <text:p>9</text:p>
          </table:table-cell>
          <table:table-cell table:style-name="ce25" office:value-type="float" office:value="11">
            <text:p>11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 table:number-columns-repeated="5"/>
          <table:table-cell table:number-columns-repeated="2" office:value-type="float" office:value="11">
            <text:p>11</text:p>
          </table:table-cell>
        </table:table-row>
        <table:table-row table:style-name="ro2">
          <table:table-cell table:style-name="ce5"/>
          <table:table-cell table:style-name="ce11" office:value-type="string">
            <text:p>c</text:p>
          </table:table-cell>
          <table:table-cell table:style-name="ce17"/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7" office:value-type="float" office:value="11">
            <text:p>11</text:p>
          </table:table-cell>
        </table:table-row>
        <table:table-row table:style-name="ro2">
          <table:table-cell table:style-name="ce3" office:value-type="string">
            <text:p>3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office:value-type="float" office:value="1">
            <text:p>1</text:p>
          </table:table-cell>
          <table:table-cell table:style-name="ce20" table:number-columns-repeated="3"/>
          <table:table-cell table:style-name="ce20" office:value-type="float" office:value="10">
            <text:p>10</text:p>
          </table:table-cell>
          <table:table-cell table:style-name="ce25" office:value-type="float" office:value="11">
            <text:p>11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2">
          <table:table-cell/>
          <table:table-cell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style-name="ce5"/>
          <table:table-cell table:style-name="ce11" office:value-type="string">
            <text:p>e</text:p>
          </table:table-cell>
          <table:table-cell table:style-name="ce17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9">
            <text:p>9</text:p>
          </table:table-cell>
          <table:table-cell table:style-name="ce27" office:value-type="float" office:value="11">
            <text:p>11</text:p>
          </table:table-cell>
        </table:table-row>
        <table:table-row table:style-name="ro2">
          <table:table-cell table:style-name="ce3" office:value-type="string">
            <text:p>4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table:number-columns-repeated="3"/>
          <table:table-cell table:style-name="ce20" office:value-type="float" office:value="4">
            <text:p>4</text:p>
          </table:table-cell>
          <table:table-cell table:style-name="ce20" office:value-type="float" office:value="7">
            <text:p>7</text:p>
          </table:table-cell>
          <table:table-cell table:style-name="ce25" office:value-type="float" office:value="11">
            <text:p>11</text:p>
          </table:table-cell>
        </table:table-row>
        <table:table-row table:style-name="ro2">
          <table:table-cell table:style-name="ce5"/>
          <table:table-cell table:style-name="ce11" office:value-type="string">
            <text:p>b</text:p>
          </table:table-cell>
          <table:table-cell table:style-name="ce17"/>
          <table:table-cell table:style-name="ce21" table:number-columns-repeated="3"/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7" office:value-type="float" office:value="11">
            <text:p>11</text:p>
          </table:table-cell>
        </table:table-row>
        <table:table-row table:style-name="ro2">
          <table:table-cell table:style-name="ce3" office:value-type="string">
            <text:p>5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table:number-columns-repeated="2"/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7">
            <text:p>7</text:p>
          </table:table-cell>
          <table:table-cell table:style-name="ce25" office:value-type="float" office:value="11">
            <text:p>11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style-name="ce5"/>
          <table:table-cell table:style-name="ce11" office:value-type="string">
            <text:p>d</text:p>
          </table:table-cell>
          <table:table-cell table:style-name="ce17"/>
          <table:table-cell table:style-name="ce21"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7" office:value-type="float" office:value="11">
            <text:p>11</text:p>
          </table:table-cell>
        </table:table-row>
        <table:table-row table:style-name="ro2">
          <table:table-cell table:style-name="ce3" office:value-type="string">
            <text:p>6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table:number-columns-repeated="2"/>
          <table:table-cell table:style-name="ce20" office:value-type="float" office:value="3">
            <text:p>3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6">
            <text:p>6</text:p>
          </table:table-cell>
          <table:table-cell table:style-name="ce25" office:value-type="float" office:value="11">
            <text:p>11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style-name="ce5"/>
          <table:table-cell table:style-name="ce11" office:value-type="string">
            <text:p>d</text:p>
          </table:table-cell>
          <table:table-cell table:style-name="ce17"/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7" office:value-type="float" office:value="11">
            <text:p>11</text:p>
          </table:table-cell>
        </table:table-row>
        <table:table-row table:style-name="ro2">
          <table:table-cell table:style-name="ce3" office:value-type="string">
            <text:p>7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office:value-type="float" office:value="2">
            <text:p>2</text:p>
          </table:table-cell>
          <table:table-cell table:number-columns-repeated="3" table:style-name="ce20" office:value-type="float" office:value="1">
            <text:p>1</text:p>
          </table:table-cell>
          <table:table-cell table:style-name="ce20" office:value-type="float" office:value="6">
            <text:p>6</text:p>
          </table:table-cell>
          <table:table-cell table:style-name="ce25" office:value-type="float" office:value="11">
            <text:p>11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2">
          <table:table-cell/>
          <table:table-cell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2">
          <table:table-cell/>
          <table:table-cell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2">
          <table:table-cell/>
          <table:table-cell office:value-type="string">
            <text:p>f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2">
          <table:table-cell/>
          <table:table-cell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style-name="ce5"/>
          <table:table-cell table:style-name="ce11" office:value-type="string">
            <text:p>h</text:p>
          </table:table-cell>
          <table:table-cell table:style-name="ce17"/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7" office:value-type="float" office:value="11">
            <text:p>11</text:p>
          </table:table-cell>
        </table:table-row>
        <table:table-row table:style-name="ro2">
          <table:table-cell table:style-name="ce3" office:value-type="string">
            <text:p>8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9">
            <text:p>9</text:p>
          </table:table-cell>
          <table:table-cell table:style-name="ce25" office:value-type="float" office:value="11">
            <text:p>11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2">
          <table:table-cell/>
          <table:table-cell office:value-type="string">
            <text:p>e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style-name="ce5"/>
          <table:table-cell table:style-name="ce11" office:value-type="string">
            <text:p>f</text:p>
          </table:table-cell>
          <table:table-cell table:style-name="ce17"/>
          <table:table-cell table:style-name="ce21" table:number-columns-repeated="2"/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7" office:value-type="float" office:value="11">
            <text:p>11</text:p>
          </table:table-cell>
        </table:table-row>
        <table:table-row table:style-name="ro2">
          <table:table-cell table:style-name="ce3" office:value-type="string">
            <text:p>9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office:value-type="float" office:value="1">
            <text:p>1</text:p>
          </table:table-cell>
          <table:table-cell table:style-name="ce20"/>
          <table:table-cell table:style-name="ce20" office:value-type="float" office:value="1">
            <text:p>1</text:p>
          </table:table-cell>
          <table:table-cell table:style-name="ce20"/>
          <table:table-cell table:style-name="ce20" office:value-type="float" office:value="9">
            <text:p>9</text:p>
          </table:table-cell>
          <table:table-cell table:style-name="ce25" office:value-type="float" office:value="11">
            <text:p>11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style-name="ce5"/>
          <table:table-cell table:style-name="ce11" office:value-type="string">
            <text:p>c</text:p>
          </table:table-cell>
          <table:table-cell table:style-name="ce17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7" office:value-type="float" office:value="11">
            <text:p>11</text:p>
          </table:table-cell>
        </table:table-row>
        <table:table-row table:style-name="ro2">
          <table:table-cell table:style-name="ce3" office:value-type="string">
            <text:p>A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table:number-columns-repeated="3"/>
          <table:table-cell table:style-name="ce20" office:value-type="float" office:value="3">
            <text:p>3</text:p>
          </table:table-cell>
          <table:table-cell table:style-name="ce20" office:value-type="float" office:value="8">
            <text:p>8</text:p>
          </table:table-cell>
          <table:table-cell table:style-name="ce25" office:value-type="float" office:value="11">
            <text:p>11</text:p>
          </table:table-cell>
        </table:table-row>
        <table:table-row table:style-name="ro2">
          <table:table-cell table:style-name="ce5"/>
          <table:table-cell table:style-name="ce11" office:value-type="string">
            <text:p>b</text:p>
          </table:table-cell>
          <table:table-cell table:style-name="ce17"/>
          <table:table-cell table:number-columns-repeated="2" table:style-name="ce21" office:value-type="float" office:value="1">
            <text:p>1</text:p>
          </table:table-cell>
          <table:table-cell table:number-columns-repeated="2"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7" office:value-type="float" office:value="11">
            <text:p>11</text:p>
          </table:table-cell>
        </table:table-row>
        <table:table-row table:style-name="ro2">
          <table:table-cell table:style-name="ce3" office:value-type="string">
            <text:p>B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 office:value-type="float" office:value="8">
            <text:p>8</text:p>
          </table:table-cell>
          <table:table-cell table:style-name="ce25" office:value-type="float" office:value="11">
            <text:p>11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style-name="ce5"/>
          <table:table-cell table:style-name="ce11" office:value-type="string">
            <text:p>c</text:p>
          </table:table-cell>
          <table:table-cell table:style-name="ce17"/>
          <table:table-cell table:style-name="ce21" office:value-type="float" office:value="1">
            <text:p>1</text:p>
          </table:table-cell>
          <table:table-cell table:style-name="ce21" table:number-columns-repeated="2"/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7" office:value-type="float" office:value="11">
            <text:p>11</text:p>
          </table:table-cell>
        </table:table-row>
        <table:table-row table:style-name="ro2">
          <table:table-cell table:style-name="ce3" office:value-type="string">
            <text:p>C</text:p>
          </table:table-cell>
          <table:table-cell table:style-name="ce9" office:value-type="string">
            <text:p>a</text:p>
          </table:table-cell>
          <table:table-cell table:style-name="ce15"/>
          <table:table-cell table:number-columns-repeated="2" table:style-name="ce20" office:value-type="float" office:value="1">
            <text:p>1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7">
            <text:p>7</text:p>
          </table:table-cell>
          <table:table-cell table:style-name="ce25" office:value-type="float" office:value="11">
            <text:p>11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2">
          <table:table-cell/>
          <table:table-cell office:value-type="string">
            <text:p>e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2">
          <table:table-cell/>
          <table:table-cell office:value-type="string">
            <text:p>f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style-name="ce5"/>
          <table:table-cell table:style-name="ce11" office:value-type="string">
            <text:p>g</text:p>
          </table:table-cell>
          <table:table-cell table:style-name="ce17"/>
          <table:table-cell table:style-name="ce21" table:number-columns-repeated="2"/>
          <table:table-cell table:number-columns-repeated="2"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7" office:value-type="float" office:value="11">
            <text:p>11</text:p>
          </table:table-cell>
        </table:table-row>
        <table:table-row table:style-name="ro2">
          <table:table-cell table:style-name="ce6" office:value-type="string">
            <text:p>Total Resultado</text:p>
          </table:table-cell>
          <table:table-cell table:style-name="ce12"/>
          <table:table-cell table:style-name="ce18"/>
          <table:table-cell table:style-name="ce22" office:value-type="float" office:value="26">
            <text:p>2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370">
            <text:p>370</text:p>
          </table:table-cell>
          <table:table-cell table:style-name="ce28" office:value-type="float" office:value="517">
            <text:p>517</text:p>
          </table:table-cell>
        </table:table-row>
      </table:table>
      <table:database-ranges>
        <table:database-range table:target-range-address="Efetivos.A1:Efetivos.C528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Assistente de dados_Terceiros_1'.A1:'Assistente de dados_Terceiros_1'.H52" table:buttons="'Assistente de dados_Terceiros_1'.A1 'Assistente de dados_Terceiros_1'.A4 'Assistente de dados_Terceiros_1'.B4 'Assistente de dados_Terceiros_1'.C3">
          <table:source-cell-range table:cell-range-address="Terceiros.A1:Terceiros.C377"/>
          <table:data-pilot-field table:source-field-name="Valor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estao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m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or" table:orientation="data" table:used-hierarchy="-1" table:function="count">
            <table:data-pilot-level table:show-empty="true"/>
          </table:data-pilot-field>
        </table:data-pilot-table>
        <table:data-pilot-table table:name="DataPilot2" table:application-data="" table:target-range-address="'Assistente de dados_Gerentes_1'.A1:'Assistente de dados_Gerentes_1'.G52" table:buttons="'Assistente de dados_Gerentes_1'.A1 'Assistente de dados_Gerentes_1'.A4 'Assistente de dados_Gerentes_1'.B4 'Assistente de dados_Gerentes_1'.C3">
          <table:source-cell-range table:cell-range-address="Gerentes.A1:Gerentes.C283"/>
          <table:data-pilot-field table:source-field-name="Valor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estao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m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or" table:orientation="data" table:used-hierarchy="-1" table:function="count">
            <table:data-pilot-level table:show-empty="true"/>
          </table:data-pilot-field>
        </table:data-pilot-table>
        <table:data-pilot-table table:name="DataPilot3" table:application-data="" table:target-range-address="'Assistente de dados_Diretores_1'.A1:'Assistente de dados_Diretores_1'.F52" table:buttons="'Assistente de dados_Diretores_1'.A1 'Assistente de dados_Diretores_1'.A4 'Assistente de dados_Diretores_1'.B4 'Assistente de dados_Diretores_1'.C3">
          <table:source-cell-range table:cell-range-address="Diretores.A1:Diretores.C95"/>
          <table:data-pilot-field table:source-field-name="Valor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estao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m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or" table:orientation="data" table:used-hierarchy="-1" table:function="count">
            <table:data-pilot-level table:show-empty="true"/>
          </table:data-pilot-field>
        </table:data-pilot-table>
        <table:data-pilot-table table:name="DataPilot4" table:application-data="" table:target-range-address="'Assistente de dados_Efetivos_1'.A1:'Assistente de dados_Efetivos_1'.I53" table:buttons="'Assistente de dados_Efetivos_1'.A1 'Assistente de dados_Efetivos_1'.A4 'Assistente de dados_Efetivos_1'.B4 'Assistente de dados_Efetivos_1'.C3">
          <table:source-cell-range table:cell-range-address="Efetivos.A1:Efetivos.C528"/>
          <table:data-pilot-field table:source-field-name="Valor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estao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m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or" table:orientation="data" table:used-hierarchy="-1" table:function="count">
            <table:data-pilot-level table:show-empty="true"/>
          </table:data-pilot-field>
        </table:data-pilot-table>
      </table:data-pilot-tables>
      <table:consolidation table:function="countnums" table:source-cell-range-addresses="Gerentes.A1:Gerentes.C283" table:target-cell-address="Terceiros.A1" table:use-label="both" table:link-to-source-data="true"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nto_20_do_20_Assistente_20_de_20_dados" style:display-name="Canto do Assistente de dados" style:family="table-cell" style:parent-style-name="Default"/>
    <style:style style:name="Valor_20_do_20_Assistente_20_de_20_dados" style:display-name="Valor do Assistente de dados" style:family="table-cell" style:parent-style-name="Default"/>
    <style:style style:name="Campo_20_do_20_Assistente_20_de_20_dados" style:display-name="Campo do Assistente de dados" style:family="table-cell" style:parent-style-name="Default"/>
    <style:style style:name="Categoria_20_do_20_Assistente_20_de_20_dados" style:display-name="Categoria do Assistente de dados" style:family="table-cell" style:parent-style-name="Default">
      <style:table-cell-properties style:text-align-source="fix" style:repeat-content="false"/>
      <style:paragraph-properties fo:text-align="start"/>
    </style:style>
    <style:style style:name="Título_20_do_20_Assistente_20_de_20_dados" style:display-name="Título do Assistente de dados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o_20_Assistente_20_de_20_dados" style:display-name="Resultado do Assistente de dados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2">22/11/2009</text:date>, <text:time>15:59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runo Coimbra</meta:initial-creator>
    <meta:creation-date>2009-11-22T15:25:13</meta:creation-date>
    <dc:date>2009-11-22T15:59:30</dc:date>
    <dc:creator>Bruno Coimbra</dc:creator>
    <meta:editing-duration>PT00H34M20S</meta:editing-duration>
    <meta:editing-cycles>2</meta:editing-cycles>
    <meta:generator>BrOffice.org/3.0$Unix OpenOffice.org_project/300m15$Build-9379</meta:generator>
    <meta:document-statistic meta:table-count="8" meta:cell-count="4769" meta:object-count="0"/>
    <meta:user-defined meta:name="Informações 1"/>
    <meta:user-defined meta:name="Informações 2"/>
    <meta:user-defined meta:name="Informações 3"/>
    <meta:user-defined meta:name="Informações 4"/>
  </office:meta>
</office:document-meta>
</file>